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Reading From File Example 1</text:span></text:p>
      <text:p text:style-name="Standard"><text:span text:style-name="T1">Declare InputFile num</text:span></text:p>
      <text:p text:style-name="Standard"><text:span text:style-name="T1">Declare Integers quantities</text:span></text:p>
      <text:p text:style-name="Standard"><text:span text:style-name="T1">Open num “numbers.dat”</text:span></text:p>
      <text:p text:style-name="Standard"><text:span text:style-name="T1">Display “Here are numbers stored within the file:”</text:span></text:p>
      <text:p text:style-name="Standard"><text:span text:style-name="T1">While NOT eof(num)</text:span></text:p>
      <text:p text:style-name="P3"><text:span text:style-name="T1">Read num quantities</text:span></text:p>
      <text:p text:style-name="P3"><text:span text:style-name="T1">Display quantities</text:span></text:p>
      <text:p text:style-name="Standard"><text:span text:style-name="T1">End While</text:span></text:p>
      <text:p text:style-name="Standard"><text:span text:style-name="T1">Close num</text:span></text:p>
      <text:p text:style-name="Standard"><text:span text:style-name="T1"/></text:p>
      <text:p text:style-name="P2"><text:span text:style-name="T1"/></text:p>
      <text:p text:style-name="P6"><text:span text:style-name="T1">Reading From File Example 2</text:span></text:p>
      <text:p text:style-name="Standard"><text:span text:style-name="T1">Declare InputFile numNames</text:span></text:p>
      <text:p text:style-name="Standard"><text:span text:style-name="T1">Declare String name</text:span></text:p>
      <text:p text:style-name="Standard"><text:span text:style-name="T1">Declare Integer counter = 0</text:span></text:p>
      <text:p text:style-name="Standard"><text:span text:style-name="T1">Open numNames "names.dat"</text:span></text:p>
      <text:p text:style-name="Standard"><text:span text:style-name="T1">Display "Amount of names stored in file is:"</text:span></text:p>
      <text:p text:style-name="Standard"><text:span text:style-name="T1">While NOT eof(numNames)</text:span></text:p>
      <text:p text:style-name="P3"><text:span text:style-name="T1">Read numNames name</text:span></text:p>
      <text:p text:style-name="P3"><text:span text:style-name="T1">Set counter = counter +1</text:span></text:p>
      <text:p text:style-name="Standard"><text:span text:style-name="T1">End While</text:span></text:p>
      <text:p text:style-name="Standard"><text:span text:style-name="T1">Display counter</text:span></text:p>
      <text:p text:style-name="Standard"><text:span text:style-name="T1">Close numNames</text:span></text:p>
      <text:p text:style-name="P1"/>
      <text:p text:style-name="P1"/>
      <text:p text:style-name="P4"><text:span text:style-name="T1">Reading From File Example 3</text:span></text:p>
      <text:p text:style-name="Standard"><text:span text:style-name="T1">Declare InputFile values</text:span></text:p>
      <text:p text:style-name="Standard"><text:span text:style-name="T1">Declare Integer nums</text:span></text:p>
      <text:p text:style-name="Standard"><text:span text:style-name="T1">Declare Integer total = 0</text:span></text:p>
      <text:p text:style-name="Standard"><text:span text:style-name="T1">Open values “numbers.dat”</text:span></text:p>
      <text:p text:style-name="Standard"><text:span text:style-name="T1">Display “Here are all numbers stored in the file:”</text:span></text:p>
      <text:p text:style-name="Standard"><text:span text:style-name="T1">While NOT eof(values)</text:span></text:p>
      <text:p text:style-name="Standard"><text:span text:style-name="T1"><text:tab/>Read values nums</text:span></text:p>
      <text:p text:style-name="Standard"><text:span text:style-name="T1"><text:tab/>Display nums</text:span></text:p>
      <text:p text:style-name="Standard"><text:span text:style-name="T1"><text:tab/>Set total = total + nums</text:span></text:p>
      <text:p text:style-name="Standard"><text:span text:style-name="T1">End While</text:span></text:p>
      <text:p text:style-name="Standard"><text:span text:style-name="T1">Close values</text:span></text:p>
      <text:p text:style-name="Standard"><text:span text:style-name="T1">Display “The total value of stored numbers is ” ,total, “.”</text:span></text:p>
      <text:p text:style-name="P2"><text:span text:style-name="T1"/></text:p>
      <text:p text:style-name="P6"><text:span text:style-name="T1">Reading From File Example 4</text:span></text:p>
      <text:p text:style-name="Standard"><text:span text:style-name="T1">Declare InputFile values</text:span></text:p>
      <text:p text:style-name="Standard"><text:span text:style-name="T1">Declare Integer nums, average</text:span></text:p>
      <text:p text:style-name="Standard"><text:span text:style-name="T1">Declare Integer total = 0</text:span></text:p>
      <text:p text:style-name="Standard"><text:span text:style-name="T1">Declare Integer counter = 0</text:span></text:p>
      <text:p text:style-name="Standard"><text:span text:style-name="T1">Open values “numbers.dat”</text:span></text:p>
      <text:p text:style-name="Standard"><text:span text:style-name="T1">While NOT eof(values)</text:span></text:p>
      <text:p text:style-name="Standard"><text:span text:style-name="T1"><text:tab/>Read values nums</text:span></text:p>
      <text:p text:style-name="Standard"><text:span text:style-name="T1"><text:tab/>Set total = total + nums</text:span></text:p>
      <text:p text:style-name="Standard"><text:span text:style-name="T1"><text:tab/>Set counter = counter + 1</text:span></text:p>
      <text:p text:style-name="Standard"><text:span text:style-name="T1">End While</text:span></text:p>
      <text:p text:style-name="Standard"><text:span text:style-name="T1">Close values </text:span></text:p>
      <text:p text:style-name="Standard"><text:span text:style-name="T1">Set average = total / counter</text:span></text:p>
      <text:p text:style-name="Standard"><text:span text:style-name="T1">Display “Here is average of numbers stored in the file:”</text:span></text:p>
      <text:p text:style-name="Standard"><text:span text:style-name="T1">Display average</text:span></text:p>
      <text:p text:style-name="P1"/>
      <text:p text:style-name="P4"><text:span text:style-name="T1">Reading From File Example 5</text:span></text:p>
      <text:p text:style-name="Standard"><text:span text:style-name="T1">Declare InputFile values</text:span></text:p>
      <text:p text:style-name="Standard"><text:span text:style-name="T1">Declare Integer nums</text:span></text:p>
      <text:p text:style-name="Standard"><text:span text:style-name="T1">Declare Integer highest = 0</text:span></text:p>
      <text:p text:style-name="Standard"><text:span text:style-name="T1">Open values “numbers.dat”</text:span></text:p>
      <text:p text:style-name="Standard"><text:span text:style-name="T1">While NOT eof(values)</text:span></text:p>
      <text:p text:style-name="Standard"><text:span text:style-name="T1"><text:tab/>Read values nums</text:span></text:p>
      <text:p text:style-name="Standard"><text:span text:style-name="T1"><text:tab/>If highest &lt; nums Then</text:span></text:p>
      <text:p text:style-name="Standard"><text:span text:style-name="T1"><text:tab/>Set highest = nums</text:span></text:p>
      <text:p text:style-name="Standard"><text:span text:style-name="T1"><text:tab/>End If</text:span></text:p>
      <text:p text:style-name="Standard"><text:span text:style-name="T1">End While</text:span></text:p>
      <text:p text:style-name="Standard"><text:span text:style-name="T1">Close values </text:span></text:p>
      <text:p text:style-name="Standard"><text:span text:style-name="T1">Display “Here is highest of numbers stored in the file:”</text:span></text:p>
      <text:p text:style-name="Standard"><text:span text:style-name="T1">Display highes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is</meta:initial-creator>
    <meta:editing-cycles>4</meta:editing-cycles>
    <meta:creation-date>2014-03-30T18:05:00</meta:creation-date>
    <dc:date>2017-06-13T12:32:45.36</dc:date>
    <meta:editing-duration>PT3S</meta:editing-duration>
    <meta:generator>OpenOffice/4.1.3$Win32 OpenOffice.org_project/413m1$Build-9783</meta:generator>
    <meta:document-statistic meta:table-count="0" meta:image-count="0" meta:object-count="0" meta:page-count="5" meta:paragraph-count="64" meta:word-count="252" meta:character-count="14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